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ettings.xml"/>
  <manifest:file-entry manifest:media-type="text/xml" manifest:full-path="Object 50/settings.xml"/>
  <manifest:file-entry manifest:media-type="text/xml" manifest:full-path="Object 50/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meta.xml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" manifest:full-path="ObjectReplacements/Object 102"/>
  <manifest:file-entry manifest:media-type="" manifest:full-path="ObjectReplacements/Object 103"/>
  <manifest:file-entry manifest:media-type="" manifest:full-path="ObjectReplacements/Object 104"/>
  <manifest:file-entry manifest:media-type="" manifest:full-path="ObjectReplacements/Object 105"/>
  <manifest:file-entry manifest:media-type="" manifest:full-path="ObjectReplacements/Object 106"/>
  <manifest:file-entry manifest:media-type="" manifest:full-path="ObjectReplacements/Object 70"/>
  <manifest:file-entry manifest:media-type="" manifest:full-path="ObjectReplacements/Object 107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" manifest:full-path="ObjectReplacements/Object 77"/>
  <manifest:file-entry manifest:media-type="application/x-openoffice-gdimetafile;windows_formatname=&quot;GDIMetaFile&quot;" manifest:full-path="ObjectReplacements/Object 78"/>
  <manifest:file-entry manifest:media-type="" manifest:full-path="ObjectReplacements/Object 79"/>
  <manifest:file-entry manifest:media-type="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" manifest:full-path="ObjectReplacements/Object 10"/>
  <manifest:file-entry manifest:media-type="application/x-openoffice-gdimetafile;windows_formatname=&quot;GDIMetaFile&quot;" manifest:full-path="ObjectReplacements/Object 116"/>
  <manifest:file-entry manifest:media-type="" manifest:full-path="ObjectReplacements/Object 11"/>
  <manifest:file-entry manifest:media-type="application/x-openoffice-gdimetafile;windows_formatname=&quot;GDIMetaFile&quot;" manifest:full-path="ObjectReplacements/Object 117"/>
  <manifest:file-entry manifest:media-type="" manifest:full-path="ObjectReplacements/Object 12"/>
  <manifest:file-entry manifest:media-type="" manifest:full-path="ObjectReplacements/Object 80"/>
  <manifest:file-entry manifest:media-type="application/x-openoffice-gdimetafile;windows_formatname=&quot;GDIMetaFile&quot;" manifest:full-path="ObjectReplacements/Object 118"/>
  <manifest:file-entry manifest:media-type="" manifest:full-path="ObjectReplacements/Object 13"/>
  <manifest:file-entry manifest:media-type="" manifest:full-path="ObjectReplacements/Object 81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4"/>
  <manifest:file-entry manifest:media-type="" manifest:full-path="ObjectReplacements/Object 8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4"/>
  <manifest:file-entry manifest:media-type="" manifest:full-path="ObjectReplacements/Object 17"/>
  <manifest:file-entry manifest:media-type="" manifest:full-path="ObjectReplacements/Object 85"/>
  <manifest:file-entry manifest:media-type="" manifest:full-path="ObjectReplacements/Object 18"/>
  <manifest:file-entry manifest:media-type="" manifest:full-path="ObjectReplacements/Object 8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" manifest:full-path="ObjectReplacements/Object 8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" manifest:full-path="ObjectReplacements/Object 123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" manifest:full-path="ObjectReplacements/Object 49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02/settings.xml"/>
  <manifest:file-entry manifest:media-type="text/xml" manifest:full-path="Object 102/content.xml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application/vnd.oasis.opendocument.formula" manifest:version="1.2" manifest:full-path="Object 102/"/>
  <manifest:file-entry manifest:media-type="text/xml" manifest:full-path="Object 103/settings.xml"/>
  <manifest:file-entry manifest:media-type="text/xml" manifest:full-path="Object 103/content.xml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application/vnd.oasis.opendocument.formula" manifest:version="1.2" manifest:full-path="Object 103/"/>
  <manifest:file-entry manifest:media-type="text/xml" manifest:full-path="Object 104/settings.xml"/>
  <manifest:file-entry manifest:media-type="text/xml" manifest:full-path="Object 104/content.xml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application/vnd.oasis.opendocument.formula" manifest:version="1.2" manifest:full-path="Object 104/"/>
  <manifest:file-entry manifest:media-type="text/xml" manifest:full-path="Object 105/settings.xml"/>
  <manifest:file-entry manifest:media-type="text/xml" manifest:full-path="Object 105/content.xml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application/vnd.oasis.opendocument.formula" manifest:version="1.2" manifest:full-path="Object 10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6/settings.xml"/>
  <manifest:file-entry manifest:media-type="text/xml" manifest:full-path="Object 106/content.xml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application/vnd.oasis.opendocument.formula" manifest:version="1.2" manifest:full-path="Object 106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07/settings.xml"/>
  <manifest:file-entry manifest:media-type="text/xml" manifest:full-path="Object 107/content.xml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application/vnd.oasis.opendocument.formula" manifest:version="1.2" manifest:full-path="Object 107/"/>
  <manifest:file-entry manifest:media-type="text/xml" manifest:full-path="Object 71/settings.xml"/>
  <manifest:file-entry manifest:media-type="text/xml" manifest:full-path="Object 71/content.xml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application/vnd.oasis.opendocument.formula" manifest:version="1.2" manifest:full-path="Object 71/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72/settings.xml"/>
  <manifest:file-entry manifest:media-type="text/xml" manifest:full-path="Object 72/content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application/vnd.oasis.opendocument.formula" manifest:version="1.2" manifest:full-path="Object 72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73/settings.xml"/>
  <manifest:file-entry manifest:media-type="text/xml" manifest:full-path="Object 73/content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application/vnd.oasis.opendocument.formula" manifest:version="1.2" manifest:full-path="Object 77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application/vnd.oasis.opendocument.formula" manifest:version="1.2" manifest:full-path="Object 79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80/settings.xml"/>
  <manifest:file-entry manifest:media-type="text/xml" manifest:full-path="Object 80/content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application/vnd.oasis.opendocument.formula" manifest:version="1.2" manifest:full-path="Object 80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81/settings.xml"/>
  <manifest:file-entry manifest:media-type="text/xml" manifest:full-path="Object 81/content.xml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vnd.oasis.opendocument.formula" manifest:version="1.2" manifest:full-path="Object 81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82/settings.xml"/>
  <manifest:file-entry manifest:media-type="text/xml" manifest:full-path="Object 82/content.xml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application/vnd.oasis.opendocument.formula" manifest:version="1.2" manifest:full-path="Object 82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3/settings.xml"/>
  <manifest:file-entry manifest:media-type="text/xml" manifest:full-path="Object 83/content.xml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application/vnd.oasis.opendocument.formula" manifest:version="1.2" manifest:full-path="Object 83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84/settings.xml"/>
  <manifest:file-entry manifest:media-type="text/xml" manifest:full-path="Object 84/content.xml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application/vnd.oasis.opendocument.formula" manifest:version="1.2" manifest:full-path="Object 84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85/settings.xml"/>
  <manifest:file-entry manifest:media-type="text/xml" manifest:full-path="Object 85/content.xml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application/vnd.oasis.opendocument.formula" manifest:version="1.2" manifest:full-path="Object 85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86/settings.xml"/>
  <manifest:file-entry manifest:media-type="text/xml" manifest:full-path="Object 86/content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application/vnd.oasis.opendocument.formula" manifest:version="1.2" manifest:full-path="Object 86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89/settings.xml"/>
  <manifest:file-entry manifest:media-type="text/xml" manifest:full-path="Object 89/content.xml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application/vnd.oasis.opendocument.formula" manifest:version="1.2" manifest:full-path="Object 89/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124/settings.xml"/>
  <manifest:file-entry manifest:media-type="text/xml" manifest:full-path="Object 124/content.xml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application/vnd.oasis.opendocument.formula" manifest:version="1.2" manifest:full-path="Object 124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126/settings.xml"/>
  <manifest:file-entry manifest:media-type="text/xml" manifest:full-path="Object 126/content.xml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application/vnd.oasis.opendocument.formula" manifest:version="1.2" manifest:full-path="Object 126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127/settings.xml"/>
  <manifest:file-entry manifest:media-type="text/xml" manifest:full-path="Object 127/content.xml"/>
  <manifest:file-entry manifest:media-type="" manifest:full-path="Object 127/Configurations2/accelerator/current.xml"/>
  <manifest:file-entry manifest:media-type="application/vnd.sun.xml.ui.configuration" manifest:full-path="Object 127/Configurations2/"/>
  <manifest:file-entry manifest:media-type="application/vnd.oasis.opendocument.formula" manifest:version="1.2" manifest:full-path="Object 127/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28/Configurations2/accelerator/current.xml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129/settings.xml"/>
  <manifest:file-entry manifest:media-type="text/xml" manifest:full-path="Object 129/content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application/vnd.oasis.opendocument.formula" manifest:version="1.2" manifest:full-path="Object 129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styles.xml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image/png" manifest:full-path="Thumbnails/thumbnail.png"/>
  <manifest:file-entry manifest:media-type="text/xml" manifest:full-path="Object 40/settings.xml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15cm" draw:fill="none" draw:textarea-vertical-align="middle"/>
    </style:style>
    <style:style style:name="gr9" style:family="graphic" style:parent-style-name="standard">
      <style:graphic-properties draw:stroke="solid" draw:stroke-dash="Ultrafine_20_Dashed" svg:stroke-width="0.051cm" draw:marker-start-width="0.276cm" draw:marker-end-width="0.276cm" draw:fill="none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5cm" svg:height="5.5cm" svg:x="12.813cm" svg:y="5.13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1" draw:layer="layout" svg:width="0.875cm" svg:height="0.875cm" svg:x="2.938cm" svg:y="2.26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503cm" svg:height="0.474cm" svg:x="3.063cm" svg:y="2.411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custom-shape draw:style-name="gr4" draw:text-style-name="P1" draw:layer="layout" svg:width="0.875cm" svg:height="0.875cm" svg:x="2.938cm" svg:y="2.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375cm" svg:height="1cm" svg:x="4.313cm" svg:y="1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1cm" svg:x="4.313cm" svg:y="1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31cm" svg:height="0.474cm" svg:x="4.313cm" svg:y="1.38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g>
            <draw:custom-shape draw:style-name="gr2" draw:text-style-name="P1" draw:layer="layout" svg:width="1cm" svg:height="1cm" svg:x="1.813cm" svg:y="1.135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623cm" svg:height="0.474cm" svg:x="1.94cm" svg:y="1.385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custom-shape draw:style-name="gr4" draw:text-style-name="P1" draw:layer="layout" svg:width="1cm" svg:height="1cm" svg:x="1.813cm" svg:y="1.1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0.875cm" svg:height="1cm" svg:x="2.938cm" svg:y="1.135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944cm" svg:height="0.534cm" svg:x="2.869cm" svg:y="1.351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  <draw:custom-shape draw:style-name="gr4" draw:text-style-name="P1" draw:layer="layout" svg:width="0.875cm" svg:height="1cm" svg:x="2.938cm" svg:y="1.1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1cm" svg:height="0.875cm" svg:x="1.813cm" svg:y="2.26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437cm" svg:height="0.474cm" svg:x="2.063cm" svg:y="2.411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  <draw:custom-shape draw:style-name="gr4" draw:text-style-name="P1" draw:layer="layout" svg:width="1cm" svg:height="0.875cm" svg:x="1.813cm" svg:y="2.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375cm" svg:height="0.875cm" svg:x="4.313cm" svg:y="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0.875cm" svg:x="4.313cm" svg:y="2.26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6cm" svg:height="0.339cm" svg:x="4.313cm" svg:y="2.54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polyline draw:style-name="gr6" draw:text-style-name="P1" draw:layer="layout" svg:width="-0.249cm" svg:height="-2.249cm" svg:x="1.938cm" svg:y="3.26cm" svg:viewBox="0 0 -250 -2250" draw:points="0,2250 250,2250 250,0 0,0">
          <text:p/>
        </draw:polyline>
        <draw:polyline draw:style-name="gr6" draw:text-style-name="P1" draw:layer="layout" svg:width="0.249cm" svg:height="2.249cm" svg:x="3.688cm" svg:y="1.01cm" svg:viewBox="0 0 250 2250" draw:points="0,0 250,0 250,2250 0,2250">
          <text:p/>
        </draw:polyline>
        <draw:polyline draw:style-name="gr6" draw:text-style-name="P1" draw:layer="layout" svg:width="-0.124cm" svg:height="-2.249cm" svg:x="4.313cm" svg:y="3.26cm" svg:viewBox="0 0 -125 -2250" draw:points="0,2250 125,2250 125,0 0,0">
          <text:p/>
        </draw:polyline>
        <draw:polyline draw:style-name="gr6" draw:text-style-name="P1" draw:layer="layout" svg:width="0.124cm" svg:height="2.249cm" svg:x="4.688cm" svg:y="1.01cm" svg:viewBox="0 0 125 2250" draw:points="0,0 125,0 125,2250 0,2250">
          <text:p/>
        </draw:polyline>
        <draw:g>
          <draw:custom-shape draw:style-name="gr2" draw:text-style-name="P1" draw:layer="layout" svg:width="0.375cm" svg:height="1cm" svg:x="5.688cm" svg:y="1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1cm" svg:x="5.688cm" svg:y="1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17cm" svg:height="0.474cm" svg:x="5.688cm" svg:y="1.38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custom-shape draw:style-name="gr2" draw:text-style-name="P1" draw:layer="layout" svg:width="0.375cm" svg:height="0.875cm" svg:x="5.688cm" svg:y="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0.875cm" svg:x="5.688cm" svg:y="2.26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38cm" svg:height="0.379cm" svg:x="5.688cm" svg:y="2.54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polyline draw:style-name="gr6" draw:text-style-name="P1" draw:layer="layout" svg:width="-0.124cm" svg:height="-2.249cm" svg:x="5.688cm" svg:y="3.26cm" svg:viewBox="0 0 -125 -2250" draw:points="0,2250 125,2250 125,0 0,0">
          <text:p/>
        </draw:polyline>
        <draw:polyline draw:style-name="gr6" draw:text-style-name="P1" draw:layer="layout" svg:width="0.124cm" svg:height="2.249cm" svg:x="6.063cm" svg:y="1.01cm" svg:viewBox="0 0 125 2250" draw:points="0,0 125,0 125,2250 0,2250">
          <text:p/>
        </draw:polyline>
        <draw:frame draw:style-name="gr7" draw:text-style-name="P2" draw:layer="layout" svg:width="0.748cm" svg:height="0.725cm" svg:x="4.813cm" svg:y="1.785cm">
          <draw:text-box>
            <text:p><text:span text:style-name="T1">=</text:span></text:p>
          </draw:text-box>
        </draw:frame>
        <draw:g>
          <draw:frame draw:style-name="gr3" xml:id="id1" draw:id="id1" draw:layer="layout" svg:width="0.669cm" svg:height="0.534cm" svg:x="11.689cm" svg:y="0.385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3" xml:id="id5" draw:id="id5" draw:layer="layout" svg:width="0.669cm" svg:height="0.534cm" svg:x="14.189cm" svg:y="2.726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3" xml:id="id4" draw:id="id4" draw:layer="layout" svg:width="0.68cm" svg:height="0.534cm" svg:x="14.189cm" svg:y="0.385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3" xml:id="id3" draw:id="id3" draw:layer="layout" svg:width="0.66cm" svg:height="0.534cm" svg:x="11.689cm" svg:y="3.351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3" xml:id="id2" draw:id="id2" draw:layer="layout" svg:width="0.669cm" svg:height="0.534cm" svg:x="11.689cm" svg:y="1.851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3" xml:id="id8" draw:id="id8" draw:layer="layout" svg:width="0.878cm" svg:height="0.534cm" svg:x="10.314cm" svg:y="1.851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3" xml:id="id9" draw:id="id9" draw:layer="layout" svg:width="0.876cm" svg:height="0.479cm" svg:x="10.313cm" svg:y="3.385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3" xml:id="id6" draw:id="id6" draw:layer="layout" svg:width="0.906cm" svg:height="0.534cm" svg:x="15.439cm" svg:y="0.385cm"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style-name="gr3" xml:id="id7" draw:id="id7" draw:layer="layout" svg:width="0.799cm" svg:height="0.528cm" svg:x="15.515cm" svg:y="2.732cm"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connector draw:style-name="gr8" draw:text-style-name="P3" draw:layer="layout" draw:type="line" svg:x1="12.023cm" svg:y1="0.919cm" svg:x2="12.023cm" svg:y2="1.851cm" draw:start-shape="id1" draw:start-glue-point="2" draw:end-shape="id2" draw:end-glue-point="0" svg:d="m12023 919v932">
            <text:p/>
          </draw:connector>
          <draw:connector draw:style-name="gr8" draw:text-style-name="P3" draw:layer="layout" draw:type="line" svg:x1="12.023cm" svg:y1="2.385cm" svg:x2="12.019cm" svg:y2="3.351cm" draw:start-shape="id2" draw:start-glue-point="2" draw:end-shape="id3" draw:end-glue-point="0" svg:d="m12023 2385-4 966">
            <text:p/>
          </draw:connector>
          <draw:connector draw:style-name="gr8" draw:text-style-name="P3" draw:layer="layout" draw:type="line" svg:x1="14.529cm" svg:y1="0.919cm" svg:x2="14.523cm" svg:y2="2.726cm" draw:start-shape="id4" draw:end-shape="id5" draw:end-glue-point="0" svg:d="m14529 919-6 1807">
            <text:p/>
          </draw:connector>
          <draw:connector draw:style-name="gr6" draw:text-style-name="P3" draw:layer="layout" draw:type="line" svg:x1="14.869cm" svg:y1="0.652cm" svg:x2="15.439cm" svg:y2="0.652cm" draw:start-shape="id4" draw:start-glue-point="1" draw:end-shape="id6" draw:end-glue-point="3" svg:d="m14869 652h570">
            <text:p/>
          </draw:connector>
          <draw:connector draw:style-name="gr6" draw:text-style-name="P3" draw:layer="layout" draw:type="line" svg:x1="14.858cm" svg:y1="2.993cm" svg:x2="15.515cm" svg:y2="2.996cm" draw:start-shape="id5" draw:start-glue-point="1" draw:end-shape="id7" draw:end-glue-point="3" svg:d="m14858 2993 657 3">
            <text:p/>
          </draw:connector>
          <draw:connector draw:style-name="gr6" draw:text-style-name="P3" draw:layer="layout" draw:type="line" svg:x1="11.689cm" svg:y1="2.118cm" svg:x2="11.192cm" svg:y2="2.118cm" draw:start-shape="id2" draw:start-glue-point="3" draw:end-shape="id8" draw:end-glue-point="1" svg:d="m11689 2118h-497">
            <text:p/>
          </draw:connector>
          <draw:connector draw:style-name="gr6" draw:text-style-name="P3" draw:layer="layout" draw:type="line" svg:x1="11.689cm" svg:y1="3.618cm" svg:x2="11.189cm" svg:y2="3.624cm" draw:start-shape="id3" draw:start-glue-point="3" draw:end-shape="id9" svg:d="m11689 3618-500 6">
            <text:p/>
          </draw:connector>
          <draw:connector draw:style-name="gr8" draw:text-style-name="P3" draw:layer="layout" draw:type="line" svg:x1="12.023cm" svg:y1="0.919cm" svg:x2="14.523cm" svg:y2="2.726cm" draw:start-shape="id1" draw:start-glue-point="2" draw:end-shape="id5" draw:end-glue-point="0" svg:d="m12023 919 2500 1807">
            <text:p/>
          </draw:connector>
        </draw:g>
        <draw:custom-shape draw:style-name="gr5" draw:text-style-name="P1" draw:layer="layout" svg:width="3.5cm" svg:height="2.5cm" svg:x="7.313cm" svg:y="12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7.313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7.313cm" svg:y="5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8.228cm" svg:y="11.26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3" draw:layer="layout" svg:width="1.934cm" svg:height="0.593cm" svg:x="7.938cm" svg:y="6.542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2" draw:text-style-name="P1" draw:layer="layout" svg:width="2cm" svg:height="2cm" svg:x="10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96cm" svg:height="0.534cm" svg:x="11.292cm" svg:y="9.38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custom-shape draw:style-name="gr2" draw:text-style-name="P1" draw:layer="layout" svg:width="2cm" svg:height="2cm" svg:x="12.813cm" svg:y="1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13.321cm" svg:y="11.385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" draw:text-style-name="P1" draw:layer="layout" svg:width="2.5cm" svg:height="2.5cm" svg:x="14.813cm" svg:y="12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15.397cm" svg:y="13.732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5" draw:text-style-name="P1" draw:layer="layout" svg:width="2cm" svg:height="2.5cm" svg:x="10.813cm" svg:y="12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4.188cm" svg:y="7.385cm">
          <draw:text-box>
            <text:p><text:span text:style-name="T1">(-sym)</text:span></text:p>
          </draw:text-box>
        </draw:frame>
        <draw:frame draw:style-name="gr3" draw:layer="layout" svg:width="0.693cm" svg:height="0.534cm" svg:x="11.37cm" svg:y="13.601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" draw:layer="layout" svg:width="0.685cm" svg:height="0.534cm" svg:x="8.313cm" svg:y="13.51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2" draw:text-style-name="P1" draw:layer="layout" svg:width="0.5cm" svg:height="3.5cm" svg:x="17.938cm" svg:y="5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7.938cm" svg:y="8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7.938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7.938cm" svg:y="12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9.563cm" svg:y="5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9.563cm" svg:y="8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9.563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9.563cm" svg:y="12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7.882cm" svg:y="6.38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" draw:layer="layout" svg:width="0.577cm" svg:height="0.534cm" svg:x="17.872cm" svg:y="9.351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" draw:layer="layout" svg:width="0.629cm" svg:height="0.414cm" svg:x="17.934cm" svg:y="11.385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3" draw:layer="layout" svg:width="0.591cm" svg:height="0.463cm" svg:x="17.934cm" svg:y="13.721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3" draw:layer="layout" svg:width="0.608cm" svg:height="0.378cm" svg:x="19.563cm" svg:y="11.385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layer="layout" svg:width="0.57cm" svg:height="0.419cm" svg:x="19.563cm" svg:y="13.672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" draw:layer="layout" svg:width="0.563cm" svg:height="0.534cm" svg:x="19.486cm" svg:y="9.351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" draw:layer="layout" svg:width="0.552cm" svg:height="0.534cm" svg:x="19.563cm" svg:y="6.351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7" draw:text-style-name="P2" draw:layer="layout" svg:width="0.748cm" svg:height="0.725cm" svg:x="18.632cm" svg:y="9.371cm">
          <draw:text-box>
            <text:p><text:span text:style-name="T1">=</text:span></text:p>
          </draw:text-box>
        </draw:frame>
        <draw:polyline draw:style-name="gr6" draw:text-style-name="P1" draw:layer="layout" svg:width="0.249cm" svg:height="10.249cm" svg:x="19.938cm" svg:y="5.01cm" svg:viewBox="0 0 250 10250" draw:points="0,0 250,0 250,10250 0,10250">
          <text:p/>
        </draw:polyline>
        <draw:polyline draw:style-name="gr6" draw:text-style-name="P1" draw:layer="layout" svg:width="0.249cm" svg:height="10.249cm" svg:x="18.313cm" svg:y="5.01cm" svg:viewBox="0 0 250 10250" draw:points="0,0 250,0 250,10250 0,10250">
          <text:p/>
        </draw:polyline>
        <draw:polyline draw:style-name="gr6" draw:text-style-name="P1" draw:layer="layout" svg:width="0.249cm" svg:height="10.249cm" svg:x="17.188cm" svg:y="5.01cm" svg:viewBox="0 0 250 10250" draw:points="0,0 250,0 250,10250 0,10250">
          <text:p/>
        </draw:polyline>
        <draw:polyline draw:style-name="gr6" draw:text-style-name="P1" draw:layer="layout" svg:width="0.249cm" svg:height="10.249cm" svg:x="17.813cm" svg:y="5.01cm" svg:viewBox="0 0 250 10250" draw:points="250,0 0,0 0,10250 250,10250">
          <text:p/>
        </draw:polyline>
        <draw:polyline draw:style-name="gr6" draw:text-style-name="P1" draw:layer="layout" svg:width="0.249cm" svg:height="10.249cm" svg:x="19.438cm" svg:y="5.01cm" svg:viewBox="0 0 250 10250" draw:points="250,0 0,0 0,10250 250,10250">
          <text:p/>
        </draw:polyline>
        <draw:polyline draw:style-name="gr6" draw:text-style-name="P1" draw:layer="layout" svg:width="0.249cm" svg:height="10.249cm" svg:x="7.188cm" svg:y="5.01cm" svg:viewBox="0 0 250 10250" draw:points="250,0 0,0 0,10250 250,10250">
          <text:p/>
        </draw:polyline>
      </draw:page>
      <draw:page draw:name="page2" draw:style-name="dp1" draw:master-page-name="Default">
        <draw:custom-shape draw:style-name="gr9" draw:text-style-name="P1" draw:layer="layout" svg:width="4.5cm" svg:height="5.5cm" svg:x="7.563cm" svg:y="0.8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1.813cm" svg:y="8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1.8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.813cm" svg:y="0.8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2.728cm" svg:y="7.26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3" draw:layer="layout" svg:width="1.934cm" svg:height="0.593cm" svg:x="2.438cm" svg:y="2.292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g>
          <draw:custom-shape draw:style-name="gr2" draw:text-style-name="P1" draw:layer="layout" svg:width="2cm" svg:height="2cm" svg:x="5.313cm" svg:y="4.38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5.792cm" svg:y="5.135cm">
            <draw:object xlink:href="./Object 70" xlink:type="simple" xlink:show="embed" xlink:actuate="onLoad"/>
            <draw:image xlink:href="./ObjectReplacements/Object 70" xlink:type="simple" xlink:show="embed" xlink:actuate="onLoad"/>
          </draw:frame>
        </draw:g>
        <draw:custom-shape draw:style-name="gr2" draw:text-style-name="P1" draw:layer="layout" svg:width="2cm" svg:height="2cm" svg:x="7.563cm" svg:y="6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8.071cm" svg:y="7.385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custom-shape draw:style-name="gr5" draw:text-style-name="P1" draw:layer="layout" svg:width="2.5cm" svg:height="2.5cm" svg:x="9.56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10.147cm" svg:y="9.732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5" draw:text-style-name="P1" draw:layer="layout" svg:width="2cm" svg:height="2.5cm" svg:x="5.313cm" svg:y="8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8.938cm" svg:y="3.135cm">
          <draw:text-box>
            <text:p><text:span text:style-name="T1">(-sym)</text:span></text:p>
          </draw:text-box>
        </draw:frame>
        <draw:frame draw:style-name="gr3" draw:layer="layout" svg:width="0.693cm" svg:height="0.534cm" svg:x="5.87cm" svg:y="9.601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3" draw:layer="layout" svg:width="0.685cm" svg:height="0.534cm" svg:x="2.813cm" svg:y="9.51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ustom-shape draw:style-name="gr2" draw:text-style-name="P1" draw:layer="layout" svg:width="0.5cm" svg:height="3.5cm" svg:x="12.677cm" svg:y="0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2.677cm" svg:y="4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2.688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2.688cm" svg:y="8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4.074cm" svg:y="0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4.074cm" svg:y="4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4.08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4.08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2.621cm" svg:y="2.135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3" draw:layer="layout" svg:width="0.577cm" svg:height="0.534cm" svg:x="12.611cm" svg:y="5.101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3" draw:layer="layout" svg:width="0.629cm" svg:height="0.414cm" svg:x="12.563cm" svg:y="7.385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3" draw:layer="layout" svg:width="0.591cm" svg:height="0.463cm" svg:x="12.597cm" svg:y="9.672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3" draw:layer="layout" svg:width="0.608cm" svg:height="0.378cm" svg:x="13.955cm" svg:y="7.507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3" draw:layer="layout" svg:width="0.57cm" svg:height="0.419cm" svg:x="13.993cm" svg:y="9.635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layer="layout" svg:width="0.563cm" svg:height="0.534cm" svg:x="14.063cm" svg:y="5.101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3" draw:layer="layout" svg:width="0.552cm" svg:height="0.534cm" svg:x="14.074cm" svg:y="2.101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7" draw:text-style-name="P2" draw:layer="layout" svg:width="0.748cm" svg:height="0.725cm" svg:x="13.313cm" svg:y="6.13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1.813cm" svg:y="0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1.813cm" svg:y="6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7.563cm" svg:y="6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2.688cm" svg:y="0.8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4.063cm" svg:y="0.8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2.688cm" svg:y="6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4.063cm" svg:y="6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3.5cm" svg:x="1.829cm" svg:y="12.13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.829cm" svg:y1="12.135cm" svg:x2="5.329cm" svg:y2="15.635cm">
          <text:p/>
        </draw:line>
        <draw:g>
          <draw:custom-shape draw:style-name="gr5" draw:text-style-name="P1" draw:layer="layout" svg:width="2cm" svg:height="2cm" svg:x="5.329cm" svg:y="16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1.829cm" svg:y="16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329cm" svg:y1="16.135cm" svg:x2="7.329cm" svg:y2="18.135cm">
            <text:p/>
          </draw:line>
        </draw:g>
        <draw:frame draw:style-name="gr3" draw:layer="layout" svg:width="0.705cm" svg:height="0.533cm" svg:x="1.063cm" svg:y="13.385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" draw:layer="layout" svg:width="0.704cm" svg:height="0.534cm" svg:x="0.984cm" svg:y="16.72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custom-shape draw:style-name="gr4" draw:text-style-name="P1" draw:layer="layout" svg:width="5.5cm" svg:height="3.5cm" svg:x="1.829cm" svg:y="12.13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cm" svg:height="2cm" svg:x="7.563cm" svg:y="12.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7.563cm" svg:y="12.5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7.563cm" svg:y1="12.51cm" svg:x2="9.563cm" svg:y2="14.51cm">
            <text:p/>
          </draw:line>
        </draw:g>
        <draw:g>
          <draw:custom-shape draw:style-name="gr5" draw:text-style-name="P1" draw:layer="layout" svg:width="2.5cm" svg:height="2.5cm" svg:x="9.563cm" svg:y="15.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7.563cm" svg:y="15.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9.563cm" svg:y1="15.01cm" svg:x2="12.063cm" svg:y2="17.51cm">
            <text:p/>
          </draw:line>
        </draw:g>
        <draw:frame draw:style-name="gr3" draw:layer="layout" svg:width="0.762cm" svg:height="0.533cm" svg:x="12.051cm" svg:y="13.102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3" draw:layer="layout" svg:width="0.724cm" svg:height="0.545cm" svg:x="12.063cm" svg:y="15.885cm">
          <draw:object xlink:href="./Object 69" xlink:type="simple" xlink:show="embed" xlink:actuate="onLoad"/>
          <draw:image xlink:href="./ObjectReplacements/Object 69" xlink:type="simple" xlink:show="embed" xlink:actuate="onLoad"/>
        </draw:frame>
      </draw:page>
      <draw:page draw:name="page3" draw:style-name="dp1" draw:master-page-name="Default">
        <draw:custom-shape draw:style-name="gr9" draw:text-style-name="P1" draw:layer="layout" svg:width="4.5cm" svg:height="5.5cm" svg:x="6.56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0.813cm" svg:y="8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0.813cm" svg:y="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1.728cm" svg:y="7.01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3" draw:layer="layout" svg:width="1.934cm" svg:height="0.593cm" svg:x="1.438cm" svg:y="2.042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g>
          <draw:custom-shape draw:style-name="gr2" draw:text-style-name="P1" draw:layer="layout" svg:width="2cm" svg:height="2cm" svg:x="4.313cm" svg:y="4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4.792cm" svg:y="4.885cm">
            <draw:object xlink:href="./Object 110" xlink:type="simple" xlink:show="embed" xlink:actuate="onLoad"/>
            <draw:image xlink:href="./ObjectReplacements/Object 110" xlink:type="simple" xlink:show="embed" xlink:actuate="onLoad"/>
          </draw:frame>
        </draw:g>
        <draw:custom-shape draw:style-name="gr2" draw:text-style-name="P1" draw:layer="layout" svg:width="2cm" svg:height="2cm" svg:x="6.5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7.071cm" svg:y="7.135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5" draw:text-style-name="P1" draw:layer="layout" svg:width="2.5cm" svg:height="2.5cm" svg:x="8.563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9.147cm" svg:y="9.482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custom-shape draw:style-name="gr5" draw:text-style-name="P1" draw:layer="layout" svg:width="2cm" svg:height="2.5cm" svg:x="4.313cm" svg:y="8.3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7.938cm" svg:y="2.885cm">
          <draw:text-box>
            <text:p><text:span text:style-name="T1">(-sym)</text:span></text:p>
          </draw:text-box>
        </draw:frame>
        <draw:frame draw:style-name="gr3" draw:layer="layout" svg:width="0.693cm" svg:height="0.534cm" svg:x="4.87cm" svg:y="9.35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3" draw:layer="layout" svg:width="0.685cm" svg:height="0.534cm" svg:x="1.813cm" svg:y="9.26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2" draw:text-style-name="P1" draw:layer="layout" svg:width="0.5cm" svg:height="3.5cm" svg:x="11.677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1.677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1.688cm" svg:y="8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3.074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3.074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3.0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3.08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1.621cm" svg:y="1.885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3" draw:layer="layout" svg:width="0.577cm" svg:height="0.534cm" svg:x="11.611cm" svg:y="4.851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3" draw:layer="layout" svg:width="0.629cm" svg:height="0.414cm" svg:x="11.563cm" svg:y="7.13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3" draw:layer="layout" svg:width="0.591cm" svg:height="0.463cm" svg:x="11.597cm" svg:y="9.42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3" draw:layer="layout" svg:width="0.608cm" svg:height="0.378cm" svg:x="12.955cm" svg:y="7.257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3" draw:layer="layout" svg:width="0.57cm" svg:height="0.419cm" svg:x="12.993cm" svg:y="9.385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3" draw:layer="layout" svg:width="0.563cm" svg:height="0.534cm" svg:x="13.063cm" svg:y="4.851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3" draw:layer="layout" svg:width="0.552cm" svg:height="0.534cm" svg:x="13.074cm" svg:y="1.851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7" draw:text-style-name="P2" draw:layer="layout" svg:width="0.748cm" svg:height="0.725cm" svg:x="12.313cm" svg:y="5.88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0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6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1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3.063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3.063cm" svg:y="6.38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cm" svg:height="2cm" svg:x="1.813cm" svg:y="15.6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2.292cm" svg:y="16.385cm">
            <draw:object xlink:href="./Object 123" xlink:type="simple" xlink:show="embed" xlink:actuate="onLoad"/>
            <draw:image xlink:href="./ObjectReplacements/Object 123" xlink:type="simple" xlink:show="embed" xlink:actuate="onLoad"/>
          </draw:frame>
        </draw:g>
        <draw:g>
          <draw:custom-shape draw:style-name="gr2" draw:text-style-name="P1" draw:layer="layout" svg:width="2cm" svg:height="2cm" svg:x="9.813cm" svg:y="15.63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5.5cm" svg:height="5.5cm" svg:x="6.313cm" svg:y="12.13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13cm" svg:y1="16.635cm" svg:x2="5.813cm" svg:y2="16.635cm">
          <text:p/>
        </draw:line>
        <draw:frame draw:style-name="gr3" draw:layer="layout" svg:width="1.996cm" svg:height="0.594cm" svg:x="7.942cm" svg:y="14.51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custom-shape draw:style-name="gr5" draw:text-style-name="P1" draw:layer="layout" svg:width="3.5cm" svg:height="2.5cm" svg:x="1.313cm" svg:y="20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685cm" svg:height="0.534cm" svg:x="2.688cm" svg:y="21.101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line draw:style-name="gr10" draw:text-style-name="P1" draw:layer="layout" svg:x1="5.313cm" svg:y1="21.135cm" svg:x2="6.813cm" svg:y2="21.135cm">
          <text:p/>
        </draw:line>
        <draw:custom-shape draw:style-name="gr5" draw:text-style-name="P1" draw:layer="layout" svg:width="3.5cm" svg:height="2.5cm" svg:x="7.313cm" svg:y="20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7.313cm" svg:y="18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cm" svg:height="0.607cm" svg:x="9.313cm" svg:y="19.903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custom-shape draw:style-name="gr2" draw:text-style-name="P1" draw:layer="layout" svg:width="0.5cm" svg:height="3.5cm" svg:x="17.118cm" svg:y="13.10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431cm" svg:height="0.474cm" svg:x="17.129cm" svg:y="12.51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custom-shape draw:style-name="gr9" draw:text-style-name="P1" draw:layer="layout" svg:width="0.5cm" svg:height="5.5cm" svg:x="17.129cm" svg:y="13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4.119cm" svg:y="13.10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4.063cm" svg:y="14.359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line draw:style-name="gr10" draw:text-style-name="P1" draw:layer="layout" svg:x1="15.129cm" svg:y1="15.109cm" svg:x2="16.629cm" svg:y2="15.109cm">
          <text:p/>
        </draw:line>
      </draw:page>
      <draw:page draw:name="page4" draw:style-name="dp1" draw:master-page-name="Default">
        <draw:custom-shape draw:style-name="gr9" draw:text-style-name="P1" draw:layer="layout" svg:width="4.5cm" svg:height="5.5cm" svg:x="6.563cm" svg:y="0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7.938cm" svg:y="2.885cm">
          <draw:text-box>
            <text:p><text:span text:style-name="T1">(-sym)</text:span></text:p>
          </draw:text-box>
        </draw:frame>
        <draw:frame draw:style-name="gr3" draw:layer="layout" svg:width="0.566cm" svg:height="0.534cm" svg:x="11.621cm" svg:y="1.885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3" draw:layer="layout" svg:width="0.577cm" svg:height="0.534cm" svg:x="11.611cm" svg:y="4.851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3" draw:layer="layout" svg:width="0.629cm" svg:height="0.414cm" svg:x="11.563cm" svg:y="7.135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3" draw:layer="layout" svg:width="0.591cm" svg:height="0.463cm" svg:x="11.597cm" svg:y="9.42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3" draw:layer="layout" svg:width="0.608cm" svg:height="0.378cm" svg:x="12.955cm" svg:y="7.257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3" draw:layer="layout" svg:width="0.57cm" svg:height="0.419cm" svg:x="12.993cm" svg:y="9.38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3" draw:layer="layout" svg:width="0.563cm" svg:height="0.534cm" svg:x="13.063cm" svg:y="4.851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3" draw:layer="layout" svg:width="0.552cm" svg:height="0.534cm" svg:x="13.074cm" svg:y="1.851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7" draw:text-style-name="P2" draw:layer="layout" svg:width="0.748cm" svg:height="0.725cm" svg:x="12.313cm" svg:y="5.88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0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6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1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3.063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3.0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033cm" svg:height="0.593cm" svg:x="1.813cm" svg:y="2.135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" draw:layer="layout" svg:width="1.996cm" svg:height="0.594cm" svg:x="2.192cm" svg:y="3.29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7" draw:text-style-name="P2" draw:layer="layout" svg:width="0.748cm" svg:height="0.725cm" svg:x="2.938cm" svg:y="2.76cm">
          <draw:text-box>
            <text:p text:style-name="P2">+</text:p>
          </draw:text-box>
        </draw:frame>
        <draw:frame draw:style-name="gr3" draw:layer="layout" svg:width="2.368cm" svg:height="0.594cm" svg:x="1.563cm" svg:y="7.41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" draw:layer="layout" svg:width="1.813cm" svg:height="0.607cm" svg:x="3.75cm" svg:y="8.653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3" draw:layer="layout" svg:width="1.81cm" svg:height="0.607cm" svg:x="1.563cm" svg:y="8.653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7" draw:text-style-name="P2" draw:layer="layout" svg:width="0.748cm" svg:height="0.725cm" svg:x="2.188cm" svg:y="8.01cm">
          <draw:text-box>
            <text:p text:style-name="P2">+</text:p>
          </draw:text-box>
        </draw:frame>
        <draw:frame draw:style-name="gr7" draw:text-style-name="P2" draw:layer="layout" svg:width="0.748cm" svg:height="0.725cm" svg:x="3.188cm" svg:y="8.66cm">
          <draw:text-box>
            <text:p text:style-name="P2">+</text:p>
          </draw:text-box>
        </draw:frame>
        <draw:frame draw:style-name="gr3" draw:layer="layout" svg:width="2.083cm" svg:height="0.594cm" svg:x="7.813cm" svg:y="7.41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3" draw:layer="layout" svg:width="1.931cm" svg:height="0.607cm" svg:x="7.882cm" svg:y="8.76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7" draw:text-style-name="P2" draw:layer="layout" svg:width="0.748cm" svg:height="0.725cm" svg:x="8.438cm" svg:y="8.035cm">
          <draw:text-box>
            <text:p text:style-name="P2">+</text:p>
          </draw:text-box>
        </draw:frame>
      </draw:page>
      <draw:page draw:name="page5" draw:style-name="dp1" draw:master-page-name="Default">
        <draw:custom-shape draw:style-name="gr2" draw:text-style-name="P1" draw:layer="layout" svg:width="2cm" svg:height="0.625cm" svg:x="15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625cm" svg:x="13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625cm" svg:x="10.313cm" svg:y="0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68cm" svg:height="0.594cm" svg:x="10.695cm" svg:y="7.29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033cm" svg:height="0.593cm" svg:x="10.438cm" svg:y="2.29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2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13.817cm" svg:y="5.2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83cm" svg:height="0.594cm" svg:x="15.813cm" svg:y="7.29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5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1cm" svg:height="0.607cm" svg:x="18.007cm" svg:y="9.52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5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7.813cm" svg:y="3.76cm">
          <draw:text-box>
            <text:p><text:span text:style-name="T1">(-sym)</text:span></text:p>
          </draw:text-box>
        </draw:frame>
        <draw:custom-shape draw:style-name="gr4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3cm" svg:height="0.607cm" svg:x="13.817cm" svg:y="9.54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layer="layout" svg:width="1.81cm" svg:height="0.607cm" svg:x="11.063cm" svg:y="9.52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5" draw:text-style-name="P1" draw:layer="layout" svg:width="3.5cm" svg:height="3.5cm" svg:x="2.313cm" svg:y="0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0.635cm" svg:x="10.313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313cm" svg:y1="0.885cm" svg:x2="5.813cm" svg:y2="4.385cm">
          <text:p/>
        </draw:line>
        <draw:g>
          <draw:custom-shape draw:style-name="gr5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813cm" svg:y1="4.885cm" svg:x2="7.813cm" svg:y2="6.885cm">
            <text:p/>
          </draw:line>
        </draw:g>
        <draw:g>
          <draw:custom-shape draw:style-name="gr5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5.813cm" svg:y1="11.635cm" svg:x2="17.813cm" svg:y2="13.635cm">
            <text:p/>
          </draw:line>
        </draw:g>
        <draw:g>
          <draw:custom-shape draw:style-name="gr5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7.813cm" svg:y1="14.135cm" svg:x2="20.313cm" svg:y2="16.635cm">
            <text:p/>
          </draw:line>
        </draw:g>
        <draw:frame draw:style-name="gr3" draw:layer="layout" svg:width="0.705cm" svg:height="0.533cm" svg:x="1.188cm" svg:y="2.38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layer="layout" svg:width="0.704cm" svg:height="0.534cm" svg:x="0.984cm" svg:y="5.47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0.669cm" svg:height="0.534cm" svg:x="11.644cm" svg:y="0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" draw:layer="layout" svg:width="0.676cm" svg:height="0.534cm" svg:x="14.563cm" svg:y="0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2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5cm" svg:height="0.593cm" svg:x="2.253cm" svg:y="8.917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2" draw:text-style-name="P1" draw:layer="layout" svg:width="3.5cm" svg:height="3.5cm" svg:x="1.813cm" svg:y="12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033cm" svg:height="0.593cm" svg:x="3.188cm" svg:y="14.51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4" draw:text-style-name="P1" draw:layer="layout" svg:width="5.5cm" svg:height="5.5cm" svg:x="1.813cm" svg:y="12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1.813cm" svg:y="1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5.5cm" svg:x="8.313cm" svg:y="12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9.942cm" svg:y="14.51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" draw:layer="layout" svg:width="0.895cm" svg:height="0.534cm" svg:x="6.418cm" svg:y="8.351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4" draw:text-style-name="P1" draw:layer="layout" svg:width="5.5cm" svg:height="3.5cm" svg:x="2.313cm" svg:y="0.88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5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68cm" svg:height="0.594cm" svg:x="10.695cm" svg:y="7.29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3.033cm" svg:height="0.593cm" svg:x="10.438cm" svg:y="2.29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2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13.817cm" svg:y="5.2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2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83cm" svg:height="0.594cm" svg:x="15.813cm" svg:y="7.29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5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1cm" svg:height="0.607cm" svg:x="18.007cm" svg:y="9.52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5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7.813cm" svg:y="3.76cm">
          <draw:text-box>
            <text:p><text:span text:style-name="T1">(-sym)</text:span></text:p>
          </draw:text-box>
        </draw:frame>
        <draw:custom-shape draw:style-name="gr4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3cm" svg:height="0.607cm" svg:x="13.817cm" svg:y="9.54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81cm" svg:height="0.607cm" svg:x="11.063cm" svg:y="9.52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g>
          <draw:custom-shape draw:style-name="gr5" draw:text-style-name="P1" draw:layer="layout" svg:width="3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2.313cm" svg:y1="0.885cm" svg:x2="5.813cm" svg:y2="4.385cm">
            <text:p/>
          </draw:line>
        </draw:g>
        <draw:g>
          <draw:custom-shape draw:style-name="gr5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813cm" svg:y1="4.885cm" svg:x2="7.813cm" svg:y2="6.885cm">
            <text:p/>
          </draw:line>
        </draw:g>
        <draw:frame draw:style-name="gr3" xml:id="id10" draw:id="id10" draw:layer="layout" svg:width="0.669cm" svg:height="0.534cm" svg:x="2.939cm" svg:y="12.13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xml:id="id14" draw:id="id14" draw:layer="layout" svg:width="0.669cm" svg:height="0.534cm" svg:x="5.439cm" svg:y="14.47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xml:id="id13" draw:id="id13" draw:layer="layout" svg:width="0.68cm" svg:height="0.534cm" svg:x="5.439cm" svg:y="12.13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xml:id="id12" draw:id="id12" draw:layer="layout" svg:width="0.66cm" svg:height="0.534cm" svg:x="2.939cm" svg:y="15.10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xml:id="id11" draw:id="id11" draw:layer="layout" svg:width="0.669cm" svg:height="0.534cm" svg:x="2.939cm" svg:y="13.60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xml:id="id17" draw:id="id17" draw:layer="layout" svg:width="0.878cm" svg:height="0.534cm" svg:x="1.564cm" svg:y="13.60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xml:id="id18" draw:id="id18" draw:layer="layout" svg:width="0.876cm" svg:height="0.479cm" svg:x="1.563cm" svg:y="15.13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xml:id="id15" draw:id="id15" draw:layer="layout" svg:width="0.906cm" svg:height="0.534cm" svg:x="6.689cm" svg:y="12.135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xml:id="id16" draw:id="id16" draw:layer="layout" svg:width="0.799cm" svg:height="0.528cm" svg:x="6.765cm" svg:y="14.48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onnector draw:style-name="gr8" draw:text-style-name="P3" draw:layer="layout" draw:type="line" svg:x1="3.273cm" svg:y1="12.669cm" svg:x2="3.273cm" svg:y2="13.601cm" draw:start-shape="id10" draw:start-glue-point="2" draw:end-shape="id11" draw:end-glue-point="0" svg:d="m3273 12669v932">
          <text:p/>
        </draw:connector>
        <draw:connector draw:style-name="gr8" draw:text-style-name="P3" draw:layer="layout" draw:type="line" svg:x1="3.273cm" svg:y1="14.135cm" svg:x2="3.269cm" svg:y2="15.101cm" draw:start-shape="id11" draw:start-glue-point="2" draw:end-shape="id12" draw:end-glue-point="0" svg:d="m3273 14135-4 966">
          <text:p/>
        </draw:connector>
        <draw:connector draw:style-name="gr8" draw:text-style-name="P3" draw:layer="layout" draw:type="line" svg:x1="5.779cm" svg:y1="12.669cm" svg:x2="5.773cm" svg:y2="14.476cm" draw:start-shape="id13" draw:end-shape="id14" draw:end-glue-point="0" svg:d="m5779 12669-6 1807">
          <text:p/>
        </draw:connector>
        <draw:connector draw:style-name="gr6" draw:text-style-name="P3" draw:layer="layout" draw:type="line" svg:x1="6.119cm" svg:y1="12.402cm" svg:x2="6.689cm" svg:y2="12.402cm" draw:start-shape="id13" draw:start-glue-point="1" draw:end-shape="id15" draw:end-glue-point="3" svg:d="m6119 12402h570">
          <text:p/>
        </draw:connector>
        <draw:connector draw:style-name="gr6" draw:text-style-name="P3" draw:layer="layout" draw:type="line" svg:x1="6.108cm" svg:y1="14.743cm" svg:x2="6.765cm" svg:y2="14.746cm" draw:start-shape="id14" draw:start-glue-point="1" draw:end-shape="id16" draw:end-glue-point="3" svg:d="m6108 14743 657 3">
          <text:p/>
        </draw:connector>
        <draw:connector draw:style-name="gr6" draw:text-style-name="P3" draw:layer="layout" draw:type="line" svg:x1="2.939cm" svg:y1="13.868cm" svg:x2="2.442cm" svg:y2="13.868cm" draw:start-shape="id11" draw:start-glue-point="3" draw:end-shape="id17" draw:end-glue-point="1" svg:d="m2939 13868h-497">
          <text:p/>
        </draw:connector>
        <draw:connector draw:style-name="gr6" draw:text-style-name="P3" draw:layer="layout" draw:type="line" svg:x1="2.939cm" svg:y1="15.368cm" svg:x2="2.439cm" svg:y2="15.374cm" draw:start-shape="id12" draw:start-glue-point="3" draw:end-shape="id18" svg:d="m2939 15368-500 6">
          <text:p/>
        </draw:connector>
        <draw:connector draw:style-name="gr8" draw:text-style-name="P3" draw:layer="layout" draw:type="line" svg:x1="3.273cm" svg:y1="12.669cm" svg:x2="5.773cm" svg:y2="14.476cm" draw:start-shape="id10" draw:start-glue-point="2" draw:end-shape="id14" draw:end-glue-point="0" svg:d="m3273 12669 2500 1807">
          <text:p/>
        </draw:connector>
        <draw:g>
          <draw:custom-shape draw:style-name="gr5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5.813cm" svg:y1="11.635cm" svg:x2="17.813cm" svg:y2="13.635cm">
            <text:p/>
          </draw:line>
        </draw:g>
        <draw:g>
          <draw:custom-shape draw:style-name="gr5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7.813cm" svg:y1="14.135cm" svg:x2="20.313cm" svg:y2="16.635cm">
            <text:p/>
          </draw:line>
        </draw:g>
        <draw:frame draw:style-name="gr3" draw:layer="layout" svg:width="0.705cm" svg:height="0.533cm" svg:x="1.188cm" svg:y="2.38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layer="layout" svg:width="0.704cm" svg:height="0.534cm" svg:x="0.984cm" svg:y="5.476cm"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35cm" fo:margin-bottom="1.486cm" fo:margin-left="0.313cm" fo:margin-right="0.36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2-04-19T16:46:23</meta:creation-date>
    <dc:date>2012-04-23T17:25:28</dc:date>
    <dc:creator>ffaure </dc:creator>
    <meta:editing-duration>PT2H29M24S</meta:editing-duration>
    <meta:editing-cycles>24</meta:editing-cycles>
    <meta:generator>LibreOffice/3.4$Unix LibreOffice_project/340m1$Build-402</meta:generator>
    <meta:document-statistic meta:object-count="352"/>
  </office:meta>
</office:document-meta>
</file>

<file path=Object 1/content.xml><?xml version="1.0" encoding="utf-8"?>
<math xmlns="http://www.w3.org/1998/Math/MathML">
  <semantics>
    <mrow>
      <mi>M</mi>
    </mrow>
    <annotation encoding="StarMath 5.0">M</annotation>
  </semantics>
</math>
</file>

<file path=Object 10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100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01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02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103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104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105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106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07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108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109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11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10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11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112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113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114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115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16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17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118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119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12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120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121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22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2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24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25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126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127/content.xml><?xml version="1.0" encoding="utf-8"?>
<math xmlns="http://www.w3.org/1998/Math/MathML">
  <semantics>
    <mrow>
      <mi>x</mi>
    </mrow>
    <annotation encoding="StarMath 5.0">x
</annotation>
  </semantics>
</math>
</file>

<file path=Object 128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29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13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130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31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32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133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134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135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136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37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4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15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16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7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18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19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2/content.xml><?xml version="1.0" encoding="utf-8"?>
<math xmlns="http://www.w3.org/1998/Math/MathML">
  <semantics>
    <mrow>
      <mi>J</mi>
    </mrow>
    <annotation encoding="StarMath 5.0">J</annotation>
  </semantics>
</math>
</file>

<file path=Object 20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21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22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23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24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25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26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27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28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29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3/content.xml><?xml version="1.0" encoding="utf-8"?>
<math xmlns="http://www.w3.org/1998/Math/MathML">
  <semantics>
    <mrow>
      <mi>x</mi>
    </mrow>
    <annotation encoding="StarMath 5.0">x</annotation>
  </semantics>
</math>
</file>

<file path=Object 30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31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32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3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34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35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36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37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38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39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4/content.xml><?xml version="1.0" encoding="utf-8"?>
<math xmlns="http://www.w3.org/1998/Math/MathML">
  <semantics>
    <mrow>
      <mrow>
        <mo stretchy="false">−</mo>
        <msup>
          <mi>J</mi>
          <mi>T</mi>
        </msup>
      </mrow>
    </mrow>
    <annotation encoding="StarMath 5.0">-J^T</annotation>
  </semantics>
</math>
</file>

<file path=Object 40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41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42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43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44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45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46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47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48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49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50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51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52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5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54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55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56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57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58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59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6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60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61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62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63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64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65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66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67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68/content.xml><?xml version="1.0" encoding="utf-8"?>
<math xmlns="http://www.w3.org/1998/Math/MathML">
  <semantics>
    <mrow>
      <msub>
        <mi>J</mi>
        <mrow>
          <mo stretchy="false">α</mo>
          <mn>0</mn>
        </mrow>
      </msub>
    </mrow>
    <annotation encoding="StarMath 5.0">J_{%alpha 0}</annotation>
  </semantics>
</math>
</file>

<file path=Object 69/content.xml><?xml version="1.0" encoding="utf-8"?>
<math xmlns="http://www.w3.org/1998/Math/MathML">
  <semantics>
    <mrow>
      <msub>
        <mi>J</mi>
        <mrow>
          <mo stretchy="false">β</mo>
          <mn>0</mn>
        </mrow>
      </msub>
    </mrow>
    <annotation encoding="StarMath 5.0">J_{%beta 0}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

<file path=Object 70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71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72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73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74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75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76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77/content.xml><?xml version="1.0" encoding="utf-8"?>
<math xmlns="http://www.w3.org/1998/Math/MathML">
  <semantics>
    <mrow>
      <mi>C</mi>
    </mrow>
    <annotation encoding="StarMath 5.0">C</annotation>
  </semantics>
</math>
</file>

<file path=Object 78/content.xml><?xml version="1.0" encoding="utf-8"?>
<math xmlns="http://www.w3.org/1998/Math/MathML">
  <semantics>
    <mrow>
      <mi>x</mi>
    </mrow>
    <annotation encoding="StarMath 5.0">x</annotation>
  </semantics>
</math>
</file>

<file path=Object 79/content.xml><?xml version="1.0" encoding="utf-8"?>
<math xmlns="http://www.w3.org/1998/Math/MathML">
  <semantics>
    <mrow>
      <mi>M</mi>
    </mrow>
    <annotation encoding="StarMath 5.0">M</annotation>
  </semantics>
</math>
</file>

<file path=Object 8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80/content.xml><?xml version="1.0" encoding="utf-8"?>
<math xmlns="http://www.w3.org/1998/Math/MathML">
  <semantics>
    <mrow>
      <mrow>
        <mo stretchy="false">−</mo>
        <msup>
          <mi>J</mi>
          <mi>T</mi>
        </msup>
      </mrow>
    </mrow>
    <annotation encoding="StarMath 5.0">-J^T</annotation>
  </semantics>
</math>
</file>

<file path=Object 81/content.xml><?xml version="1.0" encoding="utf-8"?>
<math xmlns="http://www.w3.org/1998/Math/MathML">
  <semantics>
    <mrow>
      <mi>J</mi>
    </mrow>
    <annotation encoding="StarMath 5.0">J</annotation>
  </semantics>
</math>
</file>

<file path=Object 8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83/content.xml><?xml version="1.0" encoding="utf-8"?>
<math xmlns="http://www.w3.org/1998/Math/MathML">
  <semantics>
    <mrow>
      <mi>f</mi>
    </mrow>
    <annotation encoding="StarMath 5.0">f</annotation>
  </semantics>
</math>
</file>

<file path=Object 84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85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86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87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88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89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9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90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91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92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93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94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95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96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97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98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99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